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9" style:family="table-column">
      <style:table-column-properties style:column-width="0.45in"/>
    </style:style>
    <style:style style:name="TableColumn10" style:family="table-column">
      <style:table-column-properties style:column-width="0.4847in"/>
    </style:style>
    <style:style style:name="TableColumn11" style:family="table-column">
      <style:table-column-properties style:column-width="1.5027in"/>
    </style:style>
    <style:style style:name="TableColumn12" style:family="table-column">
      <style:table-column-properties style:column-width="0.825in"/>
    </style:style>
    <style:style style:name="TableColumn13" style:family="table-column">
      <style:table-column-properties style:column-width="0.2972in"/>
    </style:style>
    <style:style style:name="TableColumn14" style:family="table-column">
      <style:table-column-properties style:column-width="1.3444in"/>
    </style:style>
    <style:style style:name="TableColumn15" style:family="table-column">
      <style:table-column-properties style:column-width="1.6208in"/>
    </style:style>
    <style:style style:name="TableColumn16" style:family="table-column">
      <style:table-column-properties style:column-width="0.7694in"/>
    </style:style>
    <style:style style:name="TableColumn17" style:family="table-column">
      <style:table-column-properties style:column-width="2.493in"/>
    </style:style>
    <style:style style:name="TableColumn18" style:family="table-column">
      <style:table-column-properties style:column-width="0.0243in"/>
    </style:style>
    <style:style style:name="Table8" style:family="table">
      <style:table-properties style:width="9.8118in" fo:margin-left="0in" table:align="center"/>
    </style:style>
    <style:style style:name="TableRow19" style:family="table-row">
      <style:table-row-properties style:min-row-height="0.1527in"/>
    </style:style>
    <style:style style:name="TableCell20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2" style:parent-style-name="預設段落字型" style:family="text">
      <style:text-properties style:font-name-asian="標楷體"/>
    </style:style>
    <style:style style:name="TableCell2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2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27" style:parent-style-name="預設段落字型" style:family="text">
      <style:text-properties style:font-name-asian="標楷體"/>
    </style:style>
    <style:style style:name="TableCell28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0" style:family="table-row">
      <style:table-row-properties style:min-row-height="0.2416in"/>
    </style:style>
    <style:style style:name="TableCell3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style:snap-to-layout-grid="false" fo:margin-top="0.0416in" fo:margin-bottom="0.0416in" fo:margin-right="0.1916in" fo:text-indent="0.1083in"/>
      <style:text-properties style:font-name-asian="標楷體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7" style:parent-style-name="預設段落字型" style:family="text">
      <style:text-properties style:font-name-asian="標楷體"/>
    </style:style>
    <style:style style:name="T38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39" style:parent-style-name="預設段落字型" style:family="text">
      <style:text-properties style:font-name-asian="標楷體"/>
    </style:style>
    <style:style style:name="TableCell4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42" style:family="table-row">
      <style:table-row-properties style:min-row-height="0.2416in"/>
    </style:style>
    <style:style style:name="TableCell4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45" style:parent-style-name="預設段落字型" style:family="text">
      <style:text-properties style:font-name-asian="標楷體"/>
    </style:style>
    <style:style style:name="T46" style:parent-style-name="預設段落字型" style:family="text">
      <style:text-properties style:font-name-asian="標楷體"/>
    </style:style>
    <style:style style:name="T47" style:parent-style-name="預設段落字型" style:family="text">
      <style:text-properties style:font-name-asian="標楷體"/>
    </style:style>
    <style:style style:name="T48" style:parent-style-name="預設段落字型" style:family="text">
      <style:text-properties style:font-name-asian="標楷體"/>
    </style:style>
    <style:style style:name="T49" style:parent-style-name="預設段落字型" style:family="text">
      <style:text-properties style:font-name-asian="標楷體"/>
    </style:style>
    <style:style style:name="T50" style:parent-style-name="預設段落字型" style:family="text">
      <style:text-properties style:font-name-asian="標楷體"/>
    </style:style>
    <style:style style:name="T51" style:parent-style-name="預設段落字型" style:family="text">
      <style:text-properties style:font-name-asian="標楷體"/>
    </style:style>
    <style:style style:name="T52" style:parent-style-name="預設段落字型" style:family="text">
      <style:text-properties style:font-name-asian="標楷體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ableCell5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57" style:family="table-row">
      <style:table-row-properties style:min-row-height="0.3861in"/>
    </style:style>
    <style:style style:name="TableCell5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" style:parent-style-name="內文" style:family="paragraph">
      <style:paragraph-properties fo:margin-top="0.0416in" fo:margin-bottom="0.0416in"/>
    </style:style>
    <style:style style:name="T60" style:parent-style-name="預設段落字型" style:family="text">
      <style:text-properties style:font-name-asian="標楷體" fo:font-size="10pt" style:font-size-asian="10pt" style:font-size-complex="10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/>
    </style:style>
    <style:style style:name="T63" style:parent-style-name="預設段落字型" style:family="text">
      <style:text-properties style:font-name-asian="標楷體"/>
    </style:style>
    <style:style style:name="P64" style:parent-style-name="內文" style:family="paragraph">
      <style:paragraph-properties style:snap-to-layout-grid="false"/>
    </style:style>
    <style:style style:name="T65" style:parent-style-name="預設段落字型" style:family="text">
      <style:text-properties style:font-name-asian="標楷體" fo:font-size="10pt" style:font-size-asian="10pt" style:font-size-complex="10pt"/>
    </style:style>
    <style:style style:name="T66" style:parent-style-name="預設段落字型" style:family="text">
      <style:text-properties style:font-name-asian="標楷體" fo:font-size="10pt" style:font-size-asian="10pt" style:font-size-complex="10pt"/>
    </style:style>
    <style:style style:name="T67" style:parent-style-name="預設段落字型" style:family="text">
      <style:text-properties style:font-name-asian="標楷體" fo:font-size="10pt" style:font-size-asian="10pt" style:font-size-complex="10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 fo:text-align="center"/>
      <style:text-properties style:font-name-asian="標楷體"/>
    </style:style>
    <style:style style:name="P70" style:parent-style-name="內文" style:family="paragraph">
      <style:paragraph-properties style:snap-to-layout-grid="false" fo:text-align="center" fo:margin-right="-0.1048in" fo:text-indent="-0.075in"/>
    </style:style>
    <style:style style:name="T71" style:parent-style-name="預設段落字型" style:family="text">
      <style:text-properties style:font-name-asian="標楷體" fo:font-size="10pt" style:font-size-asian="10pt" style:font-size-complex="10pt"/>
    </style:style>
    <style:style style:name="T72" style:parent-style-name="預設段落字型" style:family="text">
      <style:text-properties style:font-name-asian="標楷體" fo:font-size="10pt" style:font-size-asian="10pt" style:font-size-complex="10pt"/>
    </style:style>
    <style:style style:name="T73" style:parent-style-name="預設段落字型" style:family="text">
      <style:text-properties style:font-name-asian="標楷體" fo:font-size="10pt" style:font-size-asian="10pt" style:font-size-complex="10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 fo:text-align="center"/>
    </style:style>
    <style:style style:name="T76" style:parent-style-name="預設段落字型" style:family="text">
      <style:text-properties style:font-name-asian="標楷體"/>
    </style:style>
    <style:style style:name="P77" style:parent-style-name="內文" style:family="paragraph">
      <style:paragraph-properties style:snap-to-layout-grid="false" fo:text-align="center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80" style:parent-style-name="預設段落字型" style:family="text">
      <style:text-properties style:font-name-asian="標楷體" fo:font-size="10pt" style:font-size-asian="10pt" style:font-size-complex="10pt"/>
    </style:style>
    <style:style style:name="TableCell8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text-align="center"/>
      <style:text-properties style:font-name-asian="標楷體"/>
    </style:style>
    <style:style style:name="P83" style:parent-style-name="內文" style:family="paragraph">
      <style:paragraph-properties style:snap-to-layout-grid="false" fo:text-align="center"/>
    </style:style>
    <style:style style:name="T84" style:parent-style-name="預設段落字型" style:family="text">
      <style:text-properties style:font-name-asian="標楷體"/>
    </style:style>
    <style:style style:name="TableRow85" style:family="table-row">
      <style:table-row-properties style:min-row-height="0.2951in"/>
    </style:style>
    <style:style style:name="TableCell8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style:snap-to-layout-grid="false" fo:text-align="center"/>
      <style:text-properties style:font-name-asian="標楷體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內文" style:family="paragraph">
      <style:paragraph-properties fo:text-align="center" fo:margin-top="0.0416in" fo:margin-bottom="0.0416in"/>
      <style:text-properties style:font-name-asian="標楷體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style:snap-to-layout-grid="false" fo:text-align="center"/>
      <style:text-properties style:font-name-asian="標楷體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7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98" style:family="table-row">
      <style:table-row-properties style:min-row-height="0.2951in"/>
    </style:style>
    <style:style style:name="TableCell9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01" style:parent-style-name="內文" style:family="paragraph">
      <style:paragraph-properties fo:text-align="center" fo:margin-top="0.0416in" fo:margin-bottom="0.0416in"/>
      <style:text-properties style:font-name-asian="標楷體" fo:letter-spacing="-0.0041in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fo:margin-top="0.0666in" fo:margin-bottom="0.0666in"/>
      <style:text-properties style:font-name-asian="標楷體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0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10" style:family="table-row">
      <style:table-row-properties style:min-row-height="0.075in"/>
    </style:style>
    <style:style style:name="TableCell11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13" style:parent-style-name="內文" style:family="paragraph">
      <style:paragraph-properties fo:text-align="center" fo:margin-top="0.0416in" fo:margin-bottom="0.0416in"/>
      <style:text-properties style:font-name-asian="標楷體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margin-top="0.0666in" fo:margin-bottom="0.0666in"/>
      <style:text-properties style:font-name-asian="標楷體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22" style:family="table-row">
      <style:table-row-properties style:min-row-height="0.2951in"/>
    </style:style>
    <style:style style:name="TableCell12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25" style:parent-style-name="內文" style:family="paragraph">
      <style:paragraph-properties fo:text-align="center" fo:margin-top="0.0416in" fo:margin-bottom="0.0416in"/>
      <style:text-properties style:font-name-asian="標楷體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margin-top="0.0666in" fo:margin-bottom="0.0666in"/>
      <style:text-properties style:font-name-asian="標楷體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3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34" style:family="table-row">
      <style:table-row-properties style:min-row-height="0.2951in"/>
    </style:style>
    <style:style style:name="TableCell13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37" style:parent-style-name="內文" style:family="paragraph">
      <style:paragraph-properties fo:text-align="center" fo:margin-top="0.0416in" fo:margin-bottom="0.0416in"/>
      <style:text-properties style:font-name-asian="標楷體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margin-top="0.0666in" fo:margin-bottom="0.0666in"/>
      <style:text-properties style:font-name-asian="標楷體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4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46" style:family="table-row">
      <style:table-row-properties style:min-row-height="0.2951in"/>
    </style:style>
    <style:style style:name="TableCell14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49" style:parent-style-name="內文" style:family="paragraph">
      <style:paragraph-properties fo:text-align="center" fo:margin-top="0.0416in" fo:margin-bottom="0.0416in"/>
      <style:text-properties style:font-name-asian="標楷體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margin-top="0.0666in" fo:margin-bottom="0.0666in"/>
      <style:text-properties style:font-name-asian="標楷體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5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58" style:family="table-row">
      <style:table-row-properties style:min-row-height="0.2951in"/>
    </style:style>
    <style:style style:name="TableCell15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fo:text-align="center"/>
      <style:text-properties style:font-name-asian="標楷體"/>
    </style:style>
    <style:style style:name="P161" style:parent-style-name="內文" style:family="paragraph">
      <style:paragraph-properties fo:text-align="center" fo:margin-top="0.0416in" fo:margin-bottom="0.0416in"/>
      <style:text-properties style:font-name-asian="標楷體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text-properties style:font-name-asian="標楷體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6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70" style:family="table-row">
      <style:table-row-properties style:min-row-height="0.2951in"/>
    </style:style>
    <style:style style:name="TableCell17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fo:text-align="center" fo:margin-top="0.0416in" fo:margin-bottom="0.0416in"/>
      <style:text-properties style:font-name="標楷體" style:font-name-asian="標楷體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83" style:family="table-row">
      <style:table-row-properties style:min-row-height="0.2951in"/>
    </style:style>
    <style:style style:name="TableCell18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86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95" style:family="table-row">
      <style:table-row-properties style:min-row-height="0.2951in"/>
    </style:style>
    <style:style style:name="TableCell19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98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20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07" style:family="table-row">
      <style:table-row-properties style:min-row-height="0.6166in"/>
    </style:style>
    <style:style style:name="TableCell20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center"/>
    </style:style>
    <style:style style:name="T210" style:parent-style-name="預設段落字型" style:family="text">
      <style:text-properties style:font-name-asian="標楷體" fo:font-size="10pt" style:font-size-asian="10pt" style:font-size-complex="10pt"/>
    </style:style>
    <style:style style:name="TableCell211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3" style:parent-style-name="預設段落字型" style:family="text">
      <style:text-properties style:font-name-asian="標楷體"/>
    </style:style>
    <style:style style:name="T214" style:parent-style-name="預設段落字型" style:family="text">
      <style:text-properties style:font-name-asian="標楷體"/>
    </style:style>
    <style:style style:name="P215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6" style:parent-style-name="預設段落字型" style:family="text">
      <style:text-properties style:font-name-asian="標楷體"/>
    </style:style>
    <style:style style:name="T217" style:parent-style-name="預設段落字型" style:family="text">
      <style:text-properties style:font-name-asian="標楷體"/>
    </style:style>
    <style:style style:name="T218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19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0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1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2" style:parent-style-name="預設段落字型" style:family="text">
      <style:text-properties style:font-name-asian="標楷體" fo:font-weight="bold" style:font-weight-asian="bold"/>
    </style:style>
    <style:style style:name="P223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4" style:parent-style-name="預設段落字型" style:family="text">
      <style:text-properties style:font-name-asian="標楷體"/>
    </style:style>
    <style:style style:name="T225" style:parent-style-name="預設段落字型" style:family="text">
      <style:text-properties style:font-name-asian="標楷體"/>
    </style:style>
    <style:style style:name="P226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7" style:parent-style-name="預設段落字型" style:family="text">
      <style:text-properties style:font-name-asian="標楷體"/>
    </style:style>
    <style:style style:name="T228" style:parent-style-name="預設段落字型" style:family="text">
      <style:text-properties style:font-name-asian="標楷體"/>
    </style:style>
    <style:style style:name="T229" style:parent-style-name="預設段落字型" style:family="text">
      <style:text-properties style:font-name-asian="標楷體"/>
    </style:style>
    <style:style style:name="T230" style:parent-style-name="預設段落字型" style:family="text">
      <style:text-properties style:font-name-asian="標楷體"/>
    </style:style>
    <style:style style:name="T231" style:parent-style-name="預設段落字型" style:family="text">
      <style:text-properties style:font-name-asian="標楷體"/>
    </style:style>
    <style:style style:name="TableRow232" style:family="table-row">
      <style:table-row-properties style:min-row-height="0.2694in"/>
    </style:style>
    <style:style style:name="TableCell233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T235" style:parent-style-name="預設段落字型" style:family="text">
      <style:text-properties style:font-name-asian="標楷體"/>
    </style:style>
    <style:style style:name="T236" style:parent-style-name="預設段落字型" style:family="text">
      <style:text-properties style:font-name-asian="標楷體"/>
    </style:style>
    <style:style style:name="T237" style:parent-style-name="預設段落字型" style:family="text">
      <style:text-properties style:font-name-asian="標楷體"/>
    </style:style>
    <style:style style:name="T238" style:parent-style-name="預設段落字型" style:family="text">
      <style:text-properties style:font-name-asian="標楷體"/>
    </style:style>
    <style:style style:name="T239" style:parent-style-name="預設段落字型" style:family="text">
      <style:text-properties style:font-name-asian="標楷體"/>
    </style:style>
    <style:style style:name="T24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241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T243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244" style:family="table-cell">
      <style:table-cell-properties fo:border-top="0.0208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T246" style:parent-style-name="預設段落字型" style:family="text">
      <style:text-properties style:font-name-asian="標楷體"/>
    </style:style>
    <style:style style:name="T24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內文" style:family="paragraph">
      <style:paragraph-properties style:snap-to-layout-grid="false" fo:margin-top="0.1666in" fo:margin-left="0.125in" fo:text-indent="-0.125in">
        <style:tab-stops/>
      </style:paragraph-properties>
    </style:style>
    <style:style style:name="P250" style:parent-style-name="內文" style:family="paragraph">
      <style:text-properties style:font-name-asian="標楷體" fo:font-size="1pt" style:font-size-asian="1pt" style:font-size-complex="1pt"/>
    </style:style>
    <style:style style:name="P251" style:parent-style-name="內文" style:family="paragraph">
      <style:paragraph-properties fo:text-align="center" fo:margin-top="0.0416in" fo:margin-bottom="0.0416in"/>
      <style:text-properties fo:font-size="1pt" style:font-size-asian="1pt" style:font-size-complex="1pt"/>
    </style:style>
  </office:automatic-styles>
  <office:body>
    <office:text text:use-soft-page-breaks="true">
      <text:p text:style-name="P1"><text:span text:style-name="T2">特定化學設備或其附屬設備</text:span><text:span text:style-name="T3"><text:s/></text:span><text:span text:style-name="T4">定期檢查表</text:span><text:span text:style-name="T5">(</text:span><text:span text:style-name="T6">每二年</text:span><text:span text:style-name="T7">)</text:span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3">
            <text:p text:style-name="P21"><text:span text:style-name="T22">負責單位</text:span></text:p>
          </table:table-cell>
          <table:covered-table-cell/>
          <table:covered-table-cell/>
          <table:table-cell table:style-name="TableCell23" table:number-columns-spanned="3">
            <text:p text:style-name="P24"/>
          </table:table-cell>
          <table:covered-table-cell/>
          <table:covered-table-cell/>
          <table:table-cell table:style-name="TableCell25" table:number-columns-spanned="2">
            <text:p text:style-name="P26"><text:span text:style-name="T27">檢查人員</text:span></text:p>
          </table:table-cell>
          <table:covered-table-cell/>
          <table:table-cell table:style-name="TableCell28" table:number-columns-spanned="2">
            <text:p text:style-name="P29"/>
          </table:table-cell>
          <table:covered-table-cell/>
        </table:table-row>
        <table:table-row table:style-name="TableRow30">
          <table:table-cell table:style-name="TableCell31" table:number-columns-spanned="3">
            <text:p text:style-name="P32">實驗場所名稱(編號)</text:p>
          </table:table-cell>
          <table:covered-table-cell/>
          <table:covered-table-cell/>
          <table:table-cell table:style-name="TableCell33" table:number-columns-spanned="3">
            <text:p text:style-name="P34"/>
          </table:table-cell>
          <table:covered-table-cell/>
          <table:covered-table-cell/>
          <table:table-cell table:style-name="TableCell35" table:number-columns-spanned="2">
            <text:p text:style-name="P36"><text:span text:style-name="T37">檢查日期</text:span><text:span text:style-name="T38"><text:s text:c="30"/></text:span><text:span text:style-name="T39"><text:s text:c="3"/></text:span></text:p>
          </table:table-cell>
          <table:covered-table-cell/>
          <table:table-cell table:style-name="TableCell40" table:number-columns-spanned="2">
            <text:p text:style-name="P41"/>
          </table:table-cell>
          <table:covered-table-cell/>
        </table:table-row>
        <table:table-row table:style-name="TableRow42">
          <table:table-cell table:style-name="TableCell43" table:number-columns-spanned="3">
            <text:p text:style-name="P44"><text:span text:style-name="T45">設</text:span><text:span text:style-name="T46"><text:s/></text:span><text:span text:style-name="T47">備</text:span><text:span text:style-name="T48"><text:s/></text:span><text:span text:style-name="T49">名</text:span><text:span text:style-name="T50"><text:s/></text:span><text:span text:style-name="T51">稱</text:span><text:span text:style-name="T52">(</text:span><text:span text:style-name="T53">規格</text:span><text:span text:style-name="T54">)</text:span></text:p>
          </table:table-cell>
          <table:covered-table-cell/>
          <table:covered-table-cell/>
          <table:table-cell table:style-name="TableCell55" table:number-columns-spanned="7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>
            <text:p text:style-name="P59"><text:span text:style-name="T60">項次</text:span></text:p>
          </table:table-cell>
          <table:table-cell table:style-name="TableCell61" table:number-columns-spanned="4">
            <text:p text:style-name="P62"><text:span text:style-name="T63">檢查部分</text:span></text:p>
            <text:p text:style-name="P64"><text:span text:style-name="T65">(</text:span><text:span text:style-name="T66">檢附包括有關之工作流程圖、機械設備結構圖</text:span><text:span text:style-name="T67">)</text:span></text:p>
          </table:table-cell>
          <table:covered-table-cell/>
          <table:covered-table-cell/>
          <table:covered-table-cell/>
          <table:table-cell table:style-name="TableCell68">
            <text:p text:style-name="P69">檢查方法</text:p>
            <text:p text:style-name="P70"><text:span text:style-name="T71">(</text:span><text:span text:style-name="T72">目測、操作或量測等</text:span><text:span text:style-name="T73">)</text:span></text:p>
          </table:table-cell>
          <table:table-cell table:style-name="TableCell74" table:number-columns-spanned="2">
            <text:p text:style-name="P75"><text:span text:style-name="T76">檢查結果</text:span></text:p>
            <text:p text:style-name="P77"><text:span text:style-name="T78">(</text:span><text:span text:style-name="T79">包括發現危害、分析危害因素</text:span><text:span text:style-name="T80">)</text:span></text:p>
          </table:table-cell>
          <table:covered-table-cell/>
          <table:table-cell table:style-name="TableCell81" table:number-columns-spanned="2">
            <text:p text:style-name="P82">依檢查結果應採取</text:p>
            <text:p text:style-name="P83"><text:span text:style-name="T84">改善措施之內容</text:span></text:p>
          </table:table-cell>
          <table:covered-table-cell/>
        </table:table-row>
        <table:table-row table:style-name="TableRow85">
          <table:table-cell table:style-name="TableCell86">
            <text:p text:style-name="P87">1</text:p>
          </table:table-cell>
          <table:table-cell table:style-name="TableCell88" table:number-rows-spanned="7">
            <text:p text:style-name="P89">特定化學設備或其附屬設備</text:p>
          </table:table-cell>
          <table:table-cell table:style-name="TableCell90" table:number-columns-spanned="3">
            <text:p text:style-name="P91">內部有無足以形成其損壞原因之物質存在</text:p>
          </table:table-cell>
          <table:covered-table-cell/>
          <table:covered-table-cell/>
          <table:table-cell table:style-name="TableCell92">
            <text:p text:style-name="P93"/>
          </table:table-cell>
          <table:table-cell table:style-name="TableCell94" table:number-columns-spanned="2">
            <text:p text:style-name="P95"/>
          </table:table-cell>
          <table:covered-table-cell/>
          <table:table-cell table:style-name="TableCell96" table:number-columns-spanned="2">
            <text:p text:style-name="P97"/>
          </table:table-cell>
          <table:covered-table-cell/>
        </table:table-row>
        <table:table-row table:style-name="TableRow98">
          <table:table-cell table:style-name="TableCell99">
            <text:p text:style-name="P100">2</text:p>
          </table:table-cell>
          <table:covered-table-cell>
            <text:p text:style-name="P101"/>
          </table:covered-table-cell>
          <table:table-cell table:style-name="TableCell102" table:number-columns-spanned="3">
            <text:p text:style-name="P103">內面及外面有無顯著損傷、變形及腐蝕</text:p>
          </table:table-cell>
          <table:covered-table-cell/>
          <table:covered-table-cell/>
          <table:table-cell table:style-name="TableCell104">
            <text:p text:style-name="P105"/>
          </table:table-cell>
          <table:table-cell table:style-name="TableCell106" table:number-columns-spanned="2">
            <text:p text:style-name="P107"/>
          </table:table-cell>
          <table:covered-table-cell/>
          <table:table-cell table:style-name="TableCell108" table:number-columns-spanned="2">
            <text:p text:style-name="P109"/>
          </table:table-cell>
          <table:covered-table-cell/>
        </table:table-row>
        <table:table-row table:style-name="TableRow110">
          <table:table-cell table:style-name="TableCell111">
            <text:p text:style-name="P112">3</text:p>
          </table:table-cell>
          <table:covered-table-cell>
            <text:p text:style-name="P113"/>
          </table:covered-table-cell>
          <table:table-cell table:style-name="TableCell114" table:number-columns-spanned="3">
            <text:p text:style-name="P115">蓋、凸緣、閥、旋塞等之狀態</text:p>
          </table:table-cell>
          <table:covered-table-cell/>
          <table:covered-table-cell/>
          <table:table-cell table:style-name="TableCell116">
            <text:p text:style-name="P117"/>
          </table:table-cell>
          <table:table-cell table:style-name="TableCell118" table:number-columns-spanned="2">
            <text:p text:style-name="P119"/>
          </table:table-cell>
          <table:covered-table-cell/>
          <table:table-cell table:style-name="TableCell120" table:number-columns-spanned="2">
            <text:p text:style-name="P121"/>
          </table:table-cell>
          <table:covered-table-cell/>
        </table:table-row>
        <table:table-row table:style-name="TableRow122">
          <table:table-cell table:style-name="TableCell123">
            <text:p text:style-name="P124">4</text:p>
          </table:table-cell>
          <table:covered-table-cell>
            <text:p text:style-name="P125"/>
          </table:covered-table-cell>
          <table:table-cell table:style-name="TableCell126" table:number-columns-spanned="3">
            <text:p text:style-name="P127">安全閥、緊急遮斷裝置與其他安全裝置及自動警報裝置之性能</text:p>
          </table:table-cell>
          <table:covered-table-cell/>
          <table:covered-table-cell/>
          <table:table-cell table:style-name="TableCell128">
            <text:p text:style-name="P129"/>
          </table:table-cell>
          <table:table-cell table:style-name="TableCell130" table:number-columns-spanned="2">
            <text:p text:style-name="P131"/>
          </table:table-cell>
          <table:covered-table-cell/>
          <table:table-cell table:style-name="TableCell132" table:number-columns-spanned="2">
            <text:p text:style-name="P133"/>
          </table:table-cell>
          <table:covered-table-cell/>
        </table:table-row>
        <table:table-row table:style-name="TableRow134">
          <table:table-cell table:style-name="TableCell135">
            <text:p text:style-name="P136">5</text:p>
          </table:table-cell>
          <table:covered-table-cell>
            <text:p text:style-name="P137"/>
          </table:covered-table-cell>
          <table:table-cell table:style-name="TableCell138" table:number-columns-spanned="3">
            <text:p text:style-name="P139">冷卻、攪拌、壓縮、計測及控制等性能</text:p>
          </table:table-cell>
          <table:covered-table-cell/>
          <table:covered-table-cell/>
          <table:table-cell table:style-name="TableCell140">
            <text:p text:style-name="P141"/>
          </table:table-cell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2">
            <text:p text:style-name="P145"/>
          </table:table-cell>
          <table:covered-table-cell/>
        </table:table-row>
        <table:table-row table:style-name="TableRow146">
          <table:table-cell table:style-name="TableCell147">
            <text:p text:style-name="P148">6</text:p>
          </table:table-cell>
          <table:covered-table-cell>
            <text:p text:style-name="P149"/>
          </table:covered-table-cell>
          <table:table-cell table:style-name="TableCell150" table:number-columns-spanned="3">
            <text:p text:style-name="P151">備用動力源之性能</text:p>
          </table:table-cell>
          <table:covered-table-cell/>
          <table:covered-table-cell/>
          <table:table-cell table:style-name="TableCell152">
            <text:p text:style-name="P153"/>
          </table:table-cell>
          <table:table-cell table:style-name="TableCell154" table:number-columns-spanned="2">
            <text:p text:style-name="P155"/>
          </table:table-cell>
          <table:covered-table-cell/>
          <table:table-cell table:style-name="TableCell156" table:number-columns-spanned="2">
            <text:p text:style-name="P157"/>
          </table:table-cell>
          <table:covered-table-cell/>
        </table:table-row>
        <table:table-row table:style-name="TableRow158">
          <table:table-cell table:style-name="TableCell159">
            <text:p text:style-name="P160">7</text:p>
          </table:table-cell>
          <table:covered-table-cell>
            <text:p text:style-name="P161"/>
          </table:covered-table-cell>
          <table:table-cell table:style-name="TableCell162" table:number-columns-spanned="3">
            <text:p text:style-name="P163">其他為防止丙類第一種物質或丁類物質之漏洩之必要事項</text:p>
          </table:table-cell>
          <table:covered-table-cell/>
          <table:covered-table-cell/>
          <table:table-cell table:style-name="TableCell164">
            <text:p text:style-name="P165"/>
          </table:table-cell>
          <table:table-cell table:style-name="TableCell166" table:number-columns-spanned="2">
            <text:p text:style-name="P167"/>
          </table:table-cell>
          <table:covered-table-cell/>
          <table:table-cell table:style-name="TableCell168" table:number-columns-spanned="2">
            <text:p text:style-name="P169"/>
          </table:table-cell>
          <table:covered-table-cell/>
        </table:table-row>
        <table:table-row table:style-name="TableRow170">
          <table:table-cell table:style-name="TableCell171">
            <text:p text:style-name="P172">8</text:p>
          </table:table-cell>
          <table:table-cell table:style-name="TableCell173" table:number-rows-spanned="3">
            <text:p text:style-name="P174">配管</text:p>
          </table:table-cell>
          <table:table-cell table:style-name="TableCell175" table:number-columns-spanned="3">
            <text:p text:style-name="P176">熔接接頭有無損傷、變形及腐蝕</text:p>
          </table:table-cell>
          <table:covered-table-cell/>
          <table:covered-table-cell/>
          <table:table-cell table:style-name="TableCell177">
            <text:p text:style-name="P178"/>
          </table:table-cell>
          <table:table-cell table:style-name="TableCell179" table:number-columns-spanned="2">
            <text:p text:style-name="P180"/>
          </table:table-cell>
          <table:covered-table-cell/>
          <table:table-cell table:style-name="TableCell181" table:number-columns-spanned="2">
            <text:p text:style-name="P182"/>
          </table:table-cell>
          <table:covered-table-cell/>
        </table:table-row>
        <table:table-row table:style-name="TableRow183">
          <table:table-cell table:style-name="TableCell184">
            <text:p text:style-name="P185">9</text:p>
          </table:table-cell>
          <table:covered-table-cell>
            <text:p text:style-name="P186"/>
          </table:covered-table-cell>
          <table:table-cell table:style-name="TableCell187" table:number-columns-spanned="3">
            <text:p text:style-name="P188">凸緣、閥、旋塞等之狀態</text:p>
          </table:table-cell>
          <table:covered-table-cell/>
          <table:covered-table-cell/>
          <table:table-cell table:style-name="TableCell189">
            <text:p text:style-name="P190"/>
          </table:table-cell>
          <table:table-cell table:style-name="TableCell191" table:number-columns-spanned="2">
            <text:p text:style-name="P192"/>
          </table:table-cell>
          <table:covered-table-cell/>
          <table:table-cell table:style-name="TableCell193" table:number-columns-spanned="2">
            <text:p text:style-name="P194"/>
          </table:table-cell>
          <table:covered-table-cell/>
        </table:table-row>
        <table:table-row table:style-name="TableRow195">
          <table:table-cell table:style-name="TableCell196">
            <text:p text:style-name="P197">10</text:p>
          </table:table-cell>
          <table:covered-table-cell>
            <text:p text:style-name="P198"/>
          </table:covered-table-cell>
          <table:table-cell table:style-name="TableCell199" table:number-columns-spanned="3">
            <text:p text:style-name="P200">接於配管之供為保溫之蒸氣管接頭有無損傷、變形或腐蝕</text:p>
          </table:table-cell>
          <table:covered-table-cell/>
          <table:covered-table-cell/>
          <table:table-cell table:style-name="TableCell201">
            <text:p text:style-name="P202"/>
          </table:table-cell>
          <table:table-cell table:style-name="TableCell203" table:number-columns-spanned="2">
            <text:p text:style-name="P204"/>
          </table:table-cell>
          <table:covered-table-cell/>
          <table:table-cell table:style-name="TableCell205" table:number-columns-spanned="2">
            <text:p text:style-name="P206"/>
          </table:table-cell>
          <table:covered-table-cell/>
        </table:table-row>
        <table:table-row table:style-name="TableRow207">
          <table:table-cell table:style-name="TableCell208">
            <text:p text:style-name="P209"><text:span text:style-name="T210">注意事項</text:span></text:p>
          </table:table-cell>
          <table:table-cell table:style-name="TableCell211" table:number-columns-spanned="9">
            <text:p text:style-name="P212"><text:span text:style-name="T213">1.</text:span><text:span text:style-name="T214">依職業安全衛生管理辦法第三十八條實施。</text:span></text:p>
            <text:p text:style-name="P215"><text:span text:style-name="T216">2.</text:span><text:span text:style-name="T217">檢查週期：</text:span><text:span text:style-name="T218">1</text:span><text:span text:style-name="T219">次</text:span><text:span text:style-name="T220">/</text:span><text:span text:style-name="T221">每二年，保存三年</text:span><text:span text:style-name="T222">。</text:span></text:p>
            <text:p text:style-name="P223"><text:span text:style-name="T224">3.</text:span><text:span text:style-name="T225">檢查結果應詳實紀錄，註明為良好、不佳或劣化，若有實測數據者，請確實填寫；發現異常時，請立即報修。</text:span></text:p>
            <text:p text:style-name="P226"><text:span text:style-name="T227">(</text:span><text:span text:style-name="T228">危害因素：含機械傷害、墜落、危險物及有害物、感電、缺氧、噪音、振動、輻射、溫差、作業環境、火災爆炸、人因</text:span><text:span text:style-name="T229">…</text:span><text:span text:style-name="T230">等</text:span><text:span text:style-name="T23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2">
          <table:table-cell table:style-name="TableCell233" table:number-columns-spanned="4">
            <text:p text:style-name="P234"><text:span text:style-name="T235">場所負責人</text:span><text:span text:style-name="T236">(</text:span><text:span text:style-name="T237">承辦人</text:span><text:span text:style-name="T238">)</text:span><text:span text:style-name="T239">：</text:span><text:span text:style-name="T240"><text:s text:c="27"/></text:span></text:p>
          </table:table-cell>
          <table:covered-table-cell/>
          <table:covered-table-cell/>
          <table:covered-table-cell/>
          <table:table-cell table:style-name="TableCell241" table:number-columns-spanned="3">
            <text:p text:style-name="P242"><text:span text:style-name="T243"><text:s text:c="10"/></text:span></text:p>
          </table:table-cell>
          <table:covered-table-cell/>
          <table:covered-table-cell/>
          <table:table-cell table:style-name="TableCell244" table:number-columns-spanned="2">
            <text:p text:style-name="P245"><text:span text:style-name="T246">單位主管：</text:span><text:span text:style-name="T247"><text:s text:c="28"/></text:span></text:p>
          </table:table-cell>
          <table:covered-table-cell/>
          <table:table-cell table:style-name="TableCell248">
            <text:p text:style-name="P249"/>
          </table:table-cell>
        </table:table-row>
      </table:table>
      <text:p text:style-name="P250"/>
      <text:p text:style-name="P2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6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Tseng, Misha</dc:creator>
    <meta:creation-date>2017-04-06T07:18:00Z</meta:creation-date>
    <dc:date>2020-04-14T05:23:00Z</dc:date>
    <meta:print-date>2009-04-01T09:23:00Z</meta:print-date>
    <meta:template xlink:href="Normal" xlink:type="simple"/>
    <meta:editing-cycles>3</meta:editing-cycles>
    <meta:editing-duration>PT120S</meta:editing-duration>
    <meta:document-statistic meta:page-count="1" meta:paragraph-count="1" meta:word-count="105" meta:character-count="703" meta:row-count="4" meta:non-whitespace-character-count="599"/>
  </office:meta>
</office:document-meta>
</file>